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 S., Davis, E.M., Varela, A.G. And Lisk, S.V., 1988. University of Texas at Austin radiocarbon dates XVI. Radiocarbon, 30(2), pp.197-253.</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number-columns-repeated="252" table:style-name="ACE-2"/>
        </table:table-row>
        <table:table-row table:style-name="AROW-0" table:number-rows-repeated="65487">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7">
          <gnm:selection gnm:start-col="0" gnm:start-row="7" gnm:end-col="6" gnm:end-row="7"/>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5T20:33:06Z</dc:date>
    <meta:creation-date>2022-09-01T09:20:31Z</meta:creation-date>
    <meta:generator>gnumeric/1.12.46</meta:generator>
  </office:meta>
</office:document-meta>
</file>